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1155c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justify"/>
    </style:style>
    <style:style style:name="P3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6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9" style:family="paragraph">
      <style:paragraph-properties fo:line-height="115.00%" fo:text-align="justify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justify"/>
    </style:style>
    <style:style style:name="P11" style:family="paragraph">
      <style:paragraph-properties fo:line-height="115.00%" fo:text-align="justify"/>
    </style:style>
    <style:style style:name="P12" style:family="paragraph">
      <style:paragraph-properties fo:line-height="100.00%" fo:text-align="justify" fo:margin-left="36.00pt" fo:text-indent="-18.00pt" fo:margin-bottom="12.00pt"/>
    </style:style>
    <style:style style:name="P13" style:family="paragraph">
      <style:paragraph-properties fo:line-height="115.00%" fo:text-align="justify"/>
    </style:style>
    <style:style style:name="TableColumn0100" style:family="table-column">
      <style:table-column-properties style:column-width="0.593750in"/>
    </style:style>
    <style:style style:name="TableColumn0101" style:family="table-column">
      <style:table-column-properties style:column-width="1.572917in"/>
    </style:style>
    <style:style style:name="TableColumn0102" style:family="table-column">
      <style:table-column-properties style:column-width="1.625000in"/>
    </style:style>
    <style:style style:name="TableColumn0103" style:family="table-column">
      <style:table-column-properties style:column-width="1.395139in"/>
    </style:style>
    <style:style style:name="TableColumn0104" style:family="table-column">
      <style:table-column-properties style:column-width="1.219444in"/>
    </style:style>
    <style:style style:name="TableColumn0105" style:family="table-column">
      <style:table-column-properties style:column-width="1.218750in"/>
    </style:style>
    <style:style style:name="Table01" style:family="table">
      <style:table-properties style:width="7.6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5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5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Experiment Project Documentation</text:span></text:p>
      <text:p text:style-name="P2"><text:span text:style-name="T1">Introduction </text:span></text:p>
      <text:p text:style-name="P2"><text:span text:style-name="T2">This<text:s text:c="2"/>document captures the technical details related to the experiment development.</text:span></text:p>
      <text:p text:style-name="P2"><text:span text:style-name="T3"/></text:p>
      <text:p text:style-name="P2"><text:span text:style-name="T4">Project </text:span></text:p>
      <text:p text:style-name="P2"><text:span text:style-name="T5"/></text:p>
      <text:p text:style-name="P2"><text:span text:style-name="T6">Domain Name :<text:s/></text:span><text:span text:style-name="T7">Computer Science &amp; Engineering</text:span></text:p>
      <text:p text:style-name="P2"><text:span text:style-name="T8">Lab Name :<text:s/></text:span><text:span text:style-name="T9">Pattern Recogination</text:span></text:p>
      <text:p text:style-name="P2"><text:span text:style-name="T10">Experiment Name:</text:span><text:span text:style-name="T11"><text:s/>Generate Random Varibles</text:span></text:p>
      <text:p text:style-name="P2"><text:span text:style-name="T12"/></text:p>
      <text:p text:style-name="P2"><text:span text:style-name="T13">Purpose of the project </text:span></text:p>
      <text:p text:style-name="P2"><text:span text:style-name="T14">The purpose of this project is to silmulate the random varibles experiments.</text:span></text:p>
      <text:p text:style-name="P2"><text:span text:style-name="T15"/></text:p>
      <text:p text:style-name="P2"><text:span text:style-name="T16">Project Developers Details<text:s text:c="2"/>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"><text:span text:style-name="T18">S.NO</text:span><text:span text:style-name="T19"/></text:p>
          </table:table-cell>
          <table:table-cell table:style-name="TableCell010001">
            <text:p text:style-name="P4"><text:span text:style-name="T20">Names</text:span><text:span text:style-name="T21"/></text:p>
          </table:table-cell>
          <table:table-cell table:style-name="TableCell010002">
            <text:p text:style-name="P4"><text:span text:style-name="T22">Year of Study<text:s/></text:span><text:span text:style-name="T23"/></text:p>
          </table:table-cell>
          <table:table-cell table:style-name="TableCell010003">
            <text:p text:style-name="P4"><text:span text:style-name="T24">Role</text:span><text:span text:style-name="T25"/></text:p>
          </table:table-cell>
          <table:table-cell table:style-name="TableCell010004">
            <text:p text:style-name="P4"><text:span text:style-name="T26">Email-ID</text:span><text:span text:style-name="T27"/></text:p>
          </table:table-cell>
          <table:table-cell table:style-name="TableCell010005">
            <text:p text:style-name="P4"><text:span text:style-name="T28">github handles</text:span><text:span text:style-name="T29"/></text:p>
          </table:table-cell>
        </table:table-row>
        <table:table-row table:style-name="TableRow0101">
          <table:table-cell table:style-name="TableCell010100">
            <text:p text:style-name="P7"><text:span text:style-name="T30">1.</text:span><text:span text:style-name="T31"/></text:p>
          </table:table-cell>
          <table:table-cell table:style-name="TableCell010101">
            <text:p text:style-name="P7"><text:span text:style-name="T32">Meghana Matta</text:span><text:span text:style-name="T33"/></text:p>
          </table:table-cell>
          <table:table-cell table:style-name="TableCell010102">
            <text:p text:style-name="P7"><text:span text:style-name="T34">4th year</text:span><text:span text:style-name="T35"/></text:p>
          </table:table-cell>
          <table:table-cell table:style-name="TableCell010103">
            <text:p text:style-name="P7"><text:span text:style-name="T36">Intern</text:span><text:span text:style-name="T37"/></text:p>
          </table:table-cell>
          <table:table-cell table:style-name="TableCell010104">
            <text:p text:style-name="P7"><text:span text:style-name="T38">matta.meghana@gmail.com</text:span><text:span text:style-name="T39"/></text:p>
          </table:table-cell>
          <table:table-cell table:style-name="TableCell010105">
            <text:p text:style-name="P7"><text:span text:style-name="T40">meghana998</text:span><text:span text:style-name="T41"/></text:p>
          </table:table-cell>
        </table:table-row>
      </table:table>
      <text:p text:style-name="P9"><text:span text:style-name="T41"/></text:p>
      <text:p text:style-name="P9"><text:span text:style-name="T41"/></text:p>
      <text:p text:style-name="P9"><text:span text:style-name="T41"/></text:p>
      <text:p text:style-name="P9"><text:span text:style-name="T42">Technologies and Libraries </text:span></text:p>
      <text:p text:style-name="P9"><text:span text:style-name="T43">Technologies :</text:span></text:p>
      <text:list text:style-name="L10">
        <text:list-item>
          <text:p text:style-name="P10"><text:span text:style-name="T44">HTML</text:span></text:p>
        </text:list-item>
        <text:list-item>
          <text:p text:style-name="P10"><text:span text:style-name="T44">CSS</text:span></text:p>
        </text:list-item>
        <text:list-item>
          <text:p text:style-name="P10"><text:span text:style-name="T44">Javascript</text:span></text:p>
        </text:list-item>
        <text:list-item>
          <text:p text:style-name="P10"><text:span text:style-name="T44">Jquery</text:span></text:p>
        </text:list-item>
        <text:list-item>
          <text:p text:style-name="P10"><text:span text:style-name="T44">chartjs</text:span></text:p>
        </text:list-item>
      </text:list>
      <text:p text:style-name="P11"><text:span text:style-name="T45"/></text:p>
      <text:p text:style-name="P11"><text:span text:style-name="T46">Libraries : </text:span></text:p>
      <text:p text:style-name="P12"><text:span text:style-name="T47">chartjs.min.js</text:span></text:p>
      <text:p text:style-name="P12"><text:span text:style-name="T47">chartjs.js</text:span></text:p>
      <text:p text:style-name="P12"><text:span text:style-name="T47">canvas.min.css</text:span></text:p>
      <text:p text:style-name="P12"><text:span text:style-name="T47">chart.bundle.js</text:span></text:p>
      <text:p text:style-name="P12"><text:span text:style-name="T47">chart.bundle.min.js</text:span></text:p>
      <text:p text:style-name="P12"><text:span text:style-name="T47">canvasjs.min.js</text:span><text:span text:style-name="T48"/></text:p>
      <text:p text:style-name="P13"><text:span text:style-name="T49">Issues : </text:span></text:p>
      <text:p text:style-name="P13"><text:span text:style-name="T50">No issues</text:span></text:p>
      <text:p text:style-name="P13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